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9.87cm" fo:break-before="auto" style:use-optimal-row-height="true"/>
    </style:style>
    <style:style style:name="ro4" style:family="table-row">
      <style:table-row-properties style:row-height="4.888cm" fo:break-before="auto" style:use-optimal-row-height="true"/>
    </style:style>
    <style:style style:name="ro5" style:family="table-row">
      <style:table-row-properties style:row-height="0.531cm" fo:break-before="auto" style:use-optimal-row-height="true"/>
    </style:style>
    <style:style style:name="ro6" style:family="table-row">
      <style:table-row-properties style:row-height="2.805cm" fo:break-before="auto" style:use-optimal-row-height="true"/>
    </style:style>
    <style:style style:name="ro7" style:family="table-row">
      <style:table-row-properties style:row-height="1.656cm" fo:break-before="auto" style:use-optimal-row-height="true"/>
    </style:style>
    <style:style style:name="ro8" style:family="table-row">
      <style:table-row-properties style:row-height="3.272cm" fo:break-before="auto" style:use-optimal-row-height="true"/>
    </style:style>
    <style:style style:name="ro9" style:family="table-row">
      <style:table-row-properties style:row-height="8.139cm" fo:break-before="auto" style:use-optimal-row-height="true"/>
    </style:style>
    <style:style style:name="ro10" style:family="table-row">
      <style:table-row-properties style:row-height="14.6cm" fo:break-before="auto" style:use-optimal-row-height="true"/>
    </style:style>
    <style:style style:name="ro11" style:family="table-row">
      <style:table-row-properties style:row-height="2.5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1" style:family="text">
      <style:text-properties fo:font-size="12pt" fo:language="en" fo:country="US" fo:font-style="normal" fo:font-weight="normal" style:language-asian="en" style:country-asian="US" style:font-size-complex="6.30000019073486pt"/>
    </style:style>
    <style:style style:name="T12" style:family="text">
      <style:text-properties fo:font-size="12pt" fo:language="en" fo:country="US" fo:font-style="normal" fo:font-weight="normal" style:language-asian="en" style:country-asian="US" style:font-size-complex="6.80000019073486pt"/>
    </style:style>
    <style:style style:name="T13" style:family="text">
      <style:text-properties style:font-name="Mangal" fo:font-size="11pt" fo:language="en" fo:country="US" style:font-name-asian="Arial Unicode MS" style:language-asian="en" style:country-asian="US" style:font-name-complex="Mangal" style:font-size-complex="6.30000019073486pt"/>
    </style:style>
    <style:style style:name="T14" style:family="text">
      <style:text-properties style:font-name="Mangal" fo:font-size="11pt" fo:language="en" fo:country="GB" style:font-name-asian="Arial Unicode MS" style:language-asian="en" style:country-asian="US" style:font-name-complex="Mangal" style:font-size-complex="6.30000019073486pt"/>
    </style:style>
    <style:style style:name="T15" style:family="text">
      <style:text-properties style:font-name="Mangal" fo:font-size="11pt" fo:language="en" fo:country="US" fo:font-style="normal" fo:font-weight="normal" style:language-asian="en" style:country-asian="US" style:font-name-complex="Mangal" style:font-size-complex="6.30000019073486pt"/>
    </style:style>
    <style:style style:name="T16" style:family="text">
      <style:text-properties style:language-asian="en" style:country-asian="US"/>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2/11/2013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B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2/11/2013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b&gt; trentini&lt;/p&gt;&lt;p&gt;&lt;b&gt;Language:&lt;/b&gt; Italian&lt;/p&gt;</text:p>
          </table:table-cell>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card</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Dimmi è un servizio innovativo che, grazie alla tecnologia COsmOs, permette di ricevere informazioni di diverso genere in maniera facile e veloce, inviando un semplice SMS con la richiesta al numero 333.8888188.&lt;br /&gt;&lt;br /&gt;&lt;b&gt;Dimmi risponde a domande del tipo:&lt;/b&gt;&lt;br /&gt;&lt;ul&gt;&lt;li&gt;Dove pago ICI a Trento?&lt;/li&gt;&lt;li&gt;Quale farmacia è di turno a Trento?&lt;/li&gt;&lt;li&gt;Quando parte la prossima corriera da Trento a Cavalese?&lt;/li&gt;&lt;li&gt;Dove trovo una guardia medica a Trento?&lt;/li&gt;&lt;li&gt;Quando apre la biblioteca di Trento?&lt;/li&gt;&lt;/ul&gt;&lt;/p&gt;</text:p>
          </table:table-cell>
          <table:table-cell office:value-type="string">
            <text:p/>
            <text:p>Dimmi</text:p>
            <text:p/>
            <text:p>„Dimmi“ (Sag mir) ist ein SMS-Dialog- und Informationsdienst für die Bürger. Dank der fortgeschrittenen Sprachtechnologie, auf der es beruht, ist das System dazu imstande, die jeweilige Frage zu verstehen und innerhalb weniger Sekunden eine relevante Antwort darauf zu senden.</text:p>
            <text:p>„Dimmi“ ist ein innovativer Service, der es dank der COsmOs-Technologie ermöglicht, verschiedene Arten von Auskünften einfach durch Absenden einer SMS-Frage an die Nummer (+39) 333.8888188 schnell zu erhalten.</text:p>
            <text:p/>
            <text:p>Beispiele von Fragen, die „Dimmi“ beantworten kann:</text:p>
            <text:p>-<text:tab/>An welchen Orten in Trient kann ich die italienische Gemeindesteuer auf Immobilien (IMU) zahlen?</text:p>
            <text:p>-<text:tab/>Wo finde ich eine Apotheke, die heute Notdienst in Trient hat?</text:p>
            <text:p>-<text:tab/>Wann fährt der nächste Bus von Trient nach Cavalese ab?</text:p>
            <text:p>-<text:tab/>Wie erreiche ich den ärztlichen Notdienst in Trient?</text:p>
            <text:p>-<text:tab/>Was sind die Öffnungszeiten der Stadtbibliothek Trient?</text:p>
          </table:table-cell>
          <table:table-cell office:value-type="string">
            <text:p>Dimmi</text:p>
            <text:p/>
            <text:p>'Dimmi' (Tell me) is an SMS dialogue and information service for citizens. Thanks to the advanced language technology on which it relies, the system can understand questions and send a relevant answer in a matter of seconds.</text:p>
            <text:p>'Dimmi' is an innovative service based on the so-called COsmOs technology which makes it possible and easy to quickly receive various types of information simply by sending one's query by SMS to the following number: (+39) 333.8888188.</text:p>
            <text:p/>
            <text:p>'Dimmi' answers questions such as:</text:p>
            <text:p>-<text:tab/>Where can I pay the Italian property tax (IMU) in Trento?</text:p>
            <text:p>-<text:tab/>Where can I find an on-duty chemist in Trento?</text:p>
            <text:p>-<text:tab/>When does the next bus from Trento to Cavalese leave?</text:p>
            <text:p>-<text:tab/>Where can I find an on-duty GP in Trento?</text:p>
            <text:p>-<text:tab/>What are the opening hours of the Trento Town Library?</text:p>
          </table:table-cell>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table:number-columns-repeated="2"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Serviz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row>
        <table:table-row table:style-name="ro1">
          <table:table-cell office:value-type="string">
            <text:p>text.3012</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Meteo</text:p>
          </table:table-cell>
          <table:table-cell table:number-columns-repeated="9"/>
          <table:table-cell office:value-type="string">
            <text:p>20/12/2013 12:00 AM +0100</text:p>
          </table:table-cell>
          <table:table-cell table:number-columns-repeated="3"/>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row>
        <table:table-row table:style-name="ro2">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0">904298</text:span><text:span text:style-name="T8">"&gt;0461 </text:span><text:span text:style-name="T10">904298</text:span><text:span text:style-name="T8">&lt;/a&gt;&lt;br/&gt;&amp;nbsp;&amp;nbsp;Orari:&lt;br/&gt;&amp;nbsp;&amp;nbsp;</text:span><text:span text:style-name="T11">da lunedì a venerdì dalle 20.00 alle <text:s/>8.00 &lt;br/&gt;&amp;nbsp;&amp;nbsp;</text:span><text:span text:style-name="T8">dalle 8.00 del sabato alle 8.00 del lunedì&lt;br/&gt;&amp;nbsp;&amp;nbsp;prefestivi: dalle 10.00 del prefestivo alle 8.00 del giorno festivo&lt;/br/&gt;&amp;nbsp;&amp;nbsp;</text:span><text:span text:style-name="T12">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row table:style-name="ro8">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ntroduzione</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row>
        <table:table-row table:style-name="ro9">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row>
        <table:table-row table:style-name="ro10">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row>
        <table:table-row table:style-name="ro11">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3">&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4">Email: &lt;a href=”</text:span><text:span text:style-name="T14"><text:a xlink:href="mailto:informazioni@discovertrento.it">mailto:informazioni@discovertrento.it</text:a></text:span><text:span text:style-name="T14">”&gt;informazioni@discovertrento.it&lt;/a&gt;&lt;br/&gt;</text:span></text:p>
            <text:p><text:span text:style-name="T15">tel: &lt;a href=”tel:0461216000”&gt;0461 216000&lt;/a&gt;&lt;br/&gt;</text:span></text:p>
            <text:p><text:span text:style-name="T16">&lt;a href=”</text:span><text:span text:style-name="T16"><text:a xlink:href="http://www.discovertrento.it/">http://www.discovertrento.it</text:a></text:span><text:span text:style-name="T16">”&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20/04/2014</text:date>, <text:time>00.29.1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4-04-20T00:29:14.64</dc:date>
    <meta:editing-duration>PT55M35S</meta:editing-duration>
    <meta:editing-cycles>12</meta:editing-cycles>
    <meta:document-statistic meta:table-count="1" meta:cell-count="262" meta:object-count="0"/>
  </office:meta>
</office:document-meta>
</file>